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4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3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4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5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0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1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2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1126in" svg:height="0.8252in" draw:z-index="5" draw:style-name="Mfr1" svg:width="3.7339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5:40:17</dc:date>
    <meta:editing-cycles>200</meta:editing-cycles>
    <meta:editing-duration>PT10H15M38S</meta:editing-duration>
    <meta:document-statistic meta:table-count="3" meta:image-count="4" meta:object-count="0" meta:page-count="2" meta:paragraph-count="53" meta:word-count="97" meta:character-count="1174"/>
    <meta:user-defined meta:name="Info 1"/>
    <meta:user-defined meta:name="Info 2"/>
    <meta:user-defined meta:name="Info 3"/>
    <meta:user-defined meta:name="Info 4"/>
  </office:meta>
</office:document-meta>
</file>